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86cm" svg:height="0.635cm" svg:x="1.762cm" svg:y="3.413cm">
          <text:p text:style-name="P1"><text:span text:style-name="T1">AppWindow.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solid" draw:fill-color="#cccc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than Danque</meta:initial-creator>
    <meta:creation-date>2014-12-10T21:23:30.688000000</meta:creation-date>
    <dc:date>2014-12-11T20:12:26.928000000</dc:date>
    <dc:creator>Nathan Danque</dc:creator>
    <meta:editing-duration>P0D</meta:editing-duration>
    <meta:editing-cycles>2</meta:editing-cycles>
    <meta:generator>LibreOffice/4.2.4.2$Windows_x86 LibreOffice_project/63150712c6d317d27ce2db16eb94c2f3d7b699f8</meta:generator>
    <meta:document-statistic meta:object-count="1"/>
  </office:meta>
</office:document-meta>
</file>